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First_20_paragraph">Implement the basics (bullet lists and numbered lists) and a clean reference doc as a proof of concept.</text:p>
        </text:list-item>
        <text:list-item>
          <text:p text:style-name="Text_20_body">Implement by iteration all Pandoc objects.</text:p>
        </text:list-item>
        <text:list-item>
          <text:p text:style-name="Text_20_body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<text:span text:style-name="Highlighted">TODO</text:span>: tight (compact) lists are the same as normal lists :</text:p>
      <text:list text:style-name="List_20_2">
        <text:list-item>
          <text:p text:style-name="Text_20_body">This is a</text:p>
        </text:list-item>
        <text:list-item>
          <text:p text:style-name="Text_20_body">(Standard) widely spaced</text:p>
        </text:list-item>
        <text:list-item>
          <text:p text:style-name="Text_20_body">list</text:p>
        </text:list-item>
      </text:list>
      <text:p text:style-name="Text_20_body">This is a bullet list<text:note text:id="ftn0" text:note-class="footnote"><text:note-citation>1</text:note-citation><text:note-body><text:p text:style-name="Footnote">Footnotes are cool :-)</text:p></text:note-body></text:note>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n ordered list:</text:p>
      <text:list text:style-name="Numbering_20_123">
        <text:list-item>
          <text:p text:style-name="Text_20_body">Level one</text:p>
          <text:list text:style-name="Numbering_20_123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Numbering_20_123">
                <text:list-item>
                  <text:p text:style-name="Text_20_body">Level three</text:p>
                  <text:list text:style-name="Numbering_20_123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Must</text:p>
        </text:list-item>
        <text:list-item>
          <text:p text:style-name="Text_20_body">Go</text:p>
        </text:list-item>
        <text:list-item>
          <text:p text:style-name="Text_20_body">To</text:p>
        </text:list-item>
        <text:list-item>
          <text:p text:style-name="Text_20_body">Ten</text:p>
        </text:list-item>
        <text:list-item>
          <text:p text:style-name="Text_20_body">Lines</text:p>
        </text:list-item>
        <text:list-item>
          <text:p text:style-name="Text_20_body">To show</text:p>
        </text:list-item>
        <text:list-item>
          <text:p text:style-name="Text_20_body">alignment</text:p>
        </text:list-item>
        <text:list-item>
          <text:p text:style-name="Text_20_body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e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bullet list:</text:p>
      <text:list text:style-name="List_20_2">
        <text:list-item>
          <text:p text:style-name="Quotations">Level one</text:p>
          <text:list text:style-name="List_20_2">
            <text:list-item>
              <text:p text:style-name="Quotations">Level two</text:p>
            </text:list-item>
            <text:list-item>
              <text:p text:style-name="Quotations">Level two again</text:p>
              <text:list text:style-name="List_20_2">
                <text:list-item>
                  <text:p text:style-name="Quotations">Level three</text:p>
                  <text:list text:style-name="List_20_2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p text:style-name="Quotations">This is an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language="fr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hyphenate="false" fo:hyphenation-push-char-count="2" fo:hyphenation-remain-char-count="2" fo:language="fr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2</meta:generator>
    <dc:title/>
    <dc:description/>
    <dc:subject/>
    <meta:keyword/>
    <meta:initial-creator/>
    <dc:creator/>
    <meta:creation-date>2024-03-07T11:11:45Z</meta:creation-date>
    <dc:date>2024-03-07T11:11:45Z</dc:date>
  </office:meta>
</office:document-meta>
</file>